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5b05a" officeooo:paragraph-rsid="0005b05a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4pt" fo:font-weight="bold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style:font-name="Liberation Serif" fo:font-size="14pt" fo:font-weight="bold" officeooo:rsid="0005b05a" officeooo:paragraph-rsid="0005b05a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7" style:family="paragraph" style:parent-style-name="Text_20_body">
      <style:paragraph-properties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aakar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 Git</text:p>
      <text:p text:style-name="P5">$ sudo apt install git-all</text:p>
      <text:p text:style-name="P6"><text:span text:style-name="T3">$ git --version</text:span></text:p>
      <text:p text:style-name="P1"/>
      <text:p text:style-name="P3">Git global setup</text:p>
      <text:p text:style-name="P5">$ git config --global user.name "Octashop"</text:p>
      <text:p text:style-name="P7"><text:span text:style-name="T8">$ git config --global user.email "</text:span><text:a xlink:type="simple" xlink:href="mailto:octashopindia@gmail.com" office:target-frame-name="_blank" xlink:show="new" text:style-name="Internet_20_link" text:visited-style-name="Visited_20_Internet_20_Link"><text:span text:style-name="T8">octashopindia@gmail.com</text:span></text:a><text:span text:style-name="T8">"</text:span></text:p>
      <text:p text:style-name="P5">$ cat ~/.gitconfig</text:p>
      <text:p text:style-name="P2"/>
      <text:p text:style-name="P4">Create a new repository</text:p>
      <text:p text:style-name="P7"><text:span text:style-name="T8">$ git clone </text:span><text:a xlink:type="simple" xlink:href="https://github.com/sushantborhade/demo.git" office:target-frame-name="_blank" xlink:show="new" text:style-name="Internet_20_link" text:visited-style-name="Visited_20_Internet_20_Link"><text:span text:style-name="T8">https://github.com/sushantborhade/demo.git</text:span></text:a></text:p>
      <text:p text:style-name="P5">$ cd demo</text:p>
      <text:p text:style-name="P5">$ git commit -m "first commit"</text:p>
      <text:p text:style-name="P5">$ git push -u origin master</text:p>
      <text:p text:style-name="P2"/>
      <text:p text:style-name="P4">Commands</text:p>
      <text:p text:style-name="P7"><text:span text:style-name="T8">$ git clone </text:span><text:a xlink:type="simple" xlink:href="https://github.com/sushantborhade/demo.git" office:target-frame-name="_blank" xlink:show="new" text:style-name="Internet_20_link" text:visited-style-name="Visited_20_Internet_20_Link"><text:span text:style-name="T8">https://github.com/sushantborhade/demo.git</text:span></text:a><text:span text:style-name="T8"> : clone repo</text:span></text:p>
      <text:p text:style-name="P5">$ git status : check staus</text:p>
      <text:p text:style-name="P5">$ git gui : open ui tool</text:p>
      <text:p text:style-name="P5">$ git add help.txt : stage file</text:p>
      <text:p text:style-name="P5">$ git reset HEAD help.txt : reset staged file</text:p>
      <text:p text:style-name="P5">$ git checkout - - help.txt : recover deleted file</text:p>
      <text:p text:style-name="P5"/>
      <text:p text:style-name="P5">$ git commit -m "help" : commi files</text:p>
      <text:p text:style-name="P5">$ git push -u origin master : push files</text:p>
      <text:p text:style-name="P5">$ git push origin master -f : force push files</text:p>
      <text:p text:style-name="P5">$ git diff help.txt : check file difference</text:p>
      <text:p text:style-name="P5">$ git log : check logs</text:p>
      <text:p text:style-name="P5">$ git remote -v : get remote details</text:p>
      <text:p text:style-name="P5">$ git branch brancg_name : create new branch</text:p>
      <text:p text:style-name="P5"><text:soft-page-break/>$ git checkout -b brancg_name : create new branch and checkout</text:p>
      <text:p text:style-name="P5">$ git branch : check current branch</text:p>
      <text:p text:style-name="P5">$ git checkout branch_name : switch branch or hash</text:p>
      <text:p text:style-name="P5">$ git pull origin master : update repo</text:p>
      <text:p text:style-name="P5">$ git merge brancg_name : merge branch</text:p>
      <text:p text:style-name="P5">$ git rebase brancg_name : rebase branch</text:p>
      <text:p text:style-name="P5">$ git commit -- amend : update comment</text:p>
      <text:p text:style-name="P5">$ git reset  - -hard hash_code : undo comment</text:p>
      <text:p text:style-name="P5">$ git stash : stash the changes</text:p>
      <text:p text:style-name="P5">$ git stash list : get stash list</text:p>
      <text:p text:style-name="P5">$ git stash apply : apply stash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7T14:44:01.986395613</meta:creation-date>
    <dc:date>2022-10-27T14:47:33.468534053</dc:date>
    <meta:editing-duration>PT3M26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246" meta:character-count="1288" meta:non-whitespace-character-count="1081"/>
  </office:meta>
</office:document-meta>
</file>